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officeooo:rsid="00022169" officeooo:paragraph-rsid="00022169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size="18pt" officeooo:rsid="00022169" officeooo:paragraph-rsid="00022169" style:font-size-asian="18pt" style:font-size-complex="18pt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size="18pt" officeooo:rsid="00029e61" officeooo:paragraph-rsid="00029e61" style:font-size-asian="18pt" style:font-size-complex="18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officeooo:rsid="00029e61" officeooo:paragraph-rsid="00029e61"/>
    </style:style>
    <style:style style:name="P5" style:family="paragraph" style:parent-style-name="Standard">
      <style:paragraph-properties fo:margin-top="0cm" fo:margin-bottom="0cm" loext:contextual-spacing="false" fo:line-height="138%" style:writing-mode="lr-tb"/>
      <style:text-properties officeooo:rsid="00022169" officeooo:paragraph-rsid="00022169"/>
    </style:style>
    <style:style style:name="P6" style:family="paragraph" style:parent-style-name="Standard">
      <style:text-properties officeooo:rsid="0001ba23" officeooo:paragraph-rsid="0001ba23"/>
    </style:style>
    <style:style style:name="P7" style:family="paragraph" style:parent-style-name="Standard">
      <style:text-properties officeooo:rsid="00022169" officeooo:paragraph-rsid="00022169"/>
    </style:style>
    <style:style style:name="P8" style:family="paragraph" style:parent-style-name="Standard">
      <style:paragraph-properties fo:text-align="center" style:justify-single-word="false"/>
      <style:text-properties fo:font-size="18pt" officeooo:rsid="00022169" officeooo:paragraph-rsid="00022169" style:font-size-asian="18pt" style:font-size-complex="18pt"/>
    </style:style>
    <style:style style:name="P9" style:family="paragraph" style:parent-style-name="Standard">
      <style:text-properties officeooo:rsid="00038750" officeooo:paragraph-rsid="00038750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">
      <style:paragraph-properties fo:margin-top="0cm" fo:margin-bottom="0cm" loext:contextual-spacing="false"/>
    </style:style>
    <style:style style:name="P23" style:family="paragraph" style:parent-style-name="Text_20_body" style:list-style-name="L2">
      <style:paragraph-properties fo:margin-top="0cm" fo:margin-bottom="0cm" loext:contextual-spacing="false"/>
    </style:style>
    <style:style style:name="P24" style:family="paragraph" style:parent-style-name="Text_20_body" style:list-style-name="L3">
      <style:paragraph-properties fo:margin-top="0cm" fo:margin-bottom="0cm" loext:contextual-spacing="false"/>
    </style:style>
    <style:style style:name="P25" style:family="paragraph" style:parent-style-name="Text_20_body" style:list-style-name="L4">
      <style:paragraph-properties fo:margin-top="0cm" fo:margin-bottom="0cm" loext:contextual-spacing="false"/>
    </style:style>
    <style:style style:name="P26" style:family="paragraph" style:parent-style-name="Text_20_body" style:list-style-name="L5">
      <style:paragraph-properties fo:margin-top="0cm" fo:margin-bottom="0cm" loext:contextual-spacing="false"/>
    </style:style>
    <style:style style:name="P27" style:family="paragraph" style:parent-style-name="Text_20_body" style:list-style-name="L6">
      <style:paragraph-properties fo:margin-top="0cm" fo:margin-bottom="0cm" loext:contextual-spacing="false"/>
    </style:style>
    <style:style style:name="P28" style:family="paragraph" style:parent-style-name="Text_20_body" style:list-style-name="L7">
      <style:paragraph-properties fo:margin-top="0cm" fo:margin-bottom="0cm" loext:contextual-spacing="false"/>
    </style:style>
    <style:style style:name="P29" style:family="paragraph" style:parent-style-name="Text_20_body" style:list-style-name="L9">
      <style:paragraph-properties fo:margin-top="0cm" fo:margin-bottom="0cm" loext:contextual-spacing="false"/>
    </style:style>
    <style:style style:name="P30" style:family="paragraph" style:parent-style-name="Text_20_body" style:list-style-name="L10">
      <style:paragraph-properties fo:margin-top="0cm" fo:margin-bottom="0cm" loext:contextual-spacing="false"/>
    </style:style>
    <style:style style:name="P31" style:family="paragraph" style:parent-style-name="Text_20_body" style:list-style-name="L11">
      <style:paragraph-properties fo:margin-top="0cm" fo:margin-bottom="0cm" loext:contextual-spacing="false"/>
    </style:style>
    <style:style style:name="P32" style:family="paragraph" style:parent-style-name="Text_20_body" style:list-style-name="L12">
      <style:paragraph-properties fo:margin-top="0cm" fo:margin-bottom="0cm" loext:contextual-spacing="false"/>
    </style:style>
    <style:style style:name="T1" style:family="text">
      <style:text-properties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CD</text:p>
      <text:p text:style-name="P1"/>
      <text:p text:style-name="P1">Status: id, nom</text:p>
      <text:p text:style-name="P1">Avoir, 11 Projects, 0N Status</text:p>
      <text:p text:style-name="P1"/>
      <text:p text:style-name="P1">Projects_Plugins, 0N Projects, 0N Plugins</text:p>
      <text:p text:style-name="P1">Projects: id, project_name, version, hebergeur, comments</text:p>
      <text:p text:style-name="P1"/>
      <text:p text:style-name="P1">Plugins: id, nom</text:p>
      <text:p text:style-name="P1">CMS_Languages: id, nom</text:p>
      <text:p text:style-name="P1">Dependre, 11 Projects, 0N CMS_Languages</text:p>
      <text:p text:style-name="P1"/>
      <text:p text:style-name="P1">Users: id, pseudo, email, motdepasse</text:p>
      <text:p text:style-name="P1"/>
      <text:p text:style-name="P3">EXPLICATIONS</text:p>
      <text:p text:style-name="P4"/>
      <text:p text:style-name="P5">Status ( id, nom ) </text:p>
      <text:section text:style-name="Sect1" text:name="mld">
        <text:list xml:id="list7900511832303535847" text:style-name="L1">
          <text:list-item>
            <text:p text:style-name="P22">Le champ <text:span text:style-name="T1">id</text:span> constitue la clef primaire de la table. C'était déjà un identifiant de l'entité <text:span text:style-name="T1">Status</text:span>. </text:p>
          </text:list-item>
          <text:list-item>
            <text:p text:style-name="P10">Le champ <text:span text:style-name="T1">nom</text:span> était déjà un simple attribut de l'entité <text:span text:style-name="T1">Status</text:span>. </text:p>
          </text:list-item>
        </text:list>
        <text:p text:style-name="Text_20_body">Projects_Plugins ( id, id.1 ) </text:p>
        <text:list xml:id="list4793904217865075345" text:style-name="L2">
          <text:list-item>
            <text:p text:style-name="P23">Le champ <text:span text:style-name="T1">id</text:span> fait partie de la clef primaire de la table. C'est une clef étrangère qui a migré directement à partir de l'entité <text:span text:style-name="T1">Projects</text:span>. </text:p>
          </text:list-item>
          <text:list-item>
            <text:p text:style-name="P11">Le champ <text:span text:style-name="T1">id.1</text:span> fait partie de la clef primaire de la table. C'est une clef étrangère qui a migré directement à partir de l'entité <text:span text:style-name="T1">Plugins</text:span>. </text:p>
          </text:list-item>
        </text:list>
        <text:p text:style-name="Text_20_body">Projects ( id, project_name, version, hebergeur, comments, id.1, id.2 ) </text:p>
        <text:list xml:id="list2928673816093448635" text:style-name="L3">
          <text:list-item>
            <text:p text:style-name="P24">Le champ <text:span text:style-name="T1">id</text:span> constitue la clef primaire de la table. C'était déjà un identifiant de l'entité <text:span text:style-name="T1">Projects</text:span>. </text:p>
          </text:list-item>
          <text:list-item>
            <text:p text:style-name="P24">Les champs <text:span text:style-name="T1">project_name</text:span>, <text:span text:style-name="T1">version</text:span>, <text:span text:style-name="T1">hebergeur</text:span> et <text:span text:style-name="T1">comments</text:span> étaient déjà de simples attributs de l'entité <text:span text:style-name="T1">Projects</text:span>. </text:p>
          </text:list-item>
          <text:list-item>
            <text:p text:style-name="P24">Le champ <text:span text:style-name="T1">id.1</text:span> est une clef étrangère. Il a migré à partir de l'entité <text:span text:style-name="T1">CMS_Languages</text:span> par l'association de dépendance fonctionnelle <text:span text:style-name="T1">Dependre</text:span> en perdant son caractère identifiant. </text:p>
          </text:list-item>
          <text:list-item>
            <text:p text:style-name="P12">Le champ <text:span text:style-name="T1">id.2</text:span> est une clef étrangère. Il a migré à partir de l'entité <text:span text:style-name="T1">Status</text:span> par l'association de dépendance fonctionnelle <text:span text:style-name="T1">Avoir</text:span> en perdant son caractère identifiant. </text:p>
          </text:list-item>
        </text:list>
        <text:p text:style-name="Text_20_body">Plugins ( id, nom ) </text:p>
        <text:list xml:id="list6058685726783792782" text:style-name="L4">
          <text:list-item>
            <text:p text:style-name="P25">Le champ <text:span text:style-name="T1">id</text:span> constitue la clef primaire de la table. C'était déjà un identifiant de l'entité <text:span text:style-name="T1">Plugins</text:span>. </text:p>
          </text:list-item>
          <text:list-item>
            <text:p text:style-name="P13"><text:soft-page-break/>Le champ <text:span text:style-name="T1">nom</text:span> était déjà un simple attribut de l'entité <text:span text:style-name="T1">Plugins</text:span>. </text:p>
          </text:list-item>
        </text:list>
        <text:p text:style-name="Text_20_body">CMS_Languages ( id, nom ) </text:p>
        <text:list xml:id="list7827741259454161244" text:style-name="L5">
          <text:list-item>
            <text:p text:style-name="P26">Le champ <text:span text:style-name="T1">id</text:span> constitue la clef primaire de la table. C'était déjà un identifiant de l'entité <text:span text:style-name="T1">CMS_Languages</text:span>. </text:p>
          </text:list-item>
          <text:list-item>
            <text:p text:style-name="P14">Le champ <text:span text:style-name="T1">nom</text:span> était déjà un simple attribut de l'entité <text:span text:style-name="T1">CMS_Languages</text:span>. </text:p>
          </text:list-item>
        </text:list>
        <text:p text:style-name="Text_20_body">Users ( id, pseudo, email, motdepasse ) </text:p>
        <text:list xml:id="list3571488945877140626" text:style-name="L6">
          <text:list-item>
            <text:p text:style-name="P27">Le champ <text:span text:style-name="T1">id</text:span> constitue la clef primaire de la table. C'était déjà un identifiant de l'entité <text:span text:style-name="T1">Users</text:span>. </text:p>
          </text:list-item>
          <text:list-item>
            <text:p text:style-name="P15">Les champs <text:span text:style-name="T1">pseudo</text:span>, <text:span text:style-name="T1">email</text:span> et <text:span text:style-name="T1">motdepasse</text:span> étaient déjà de simples attributs de l'entité <text:span text:style-name="T1">Users</text:span>. </text:p>
          </text:list-item>
        </text:list>
      </text:section>
      <text:p text:style-name="P1"/>
      <text:p text:style-name="P6"/>
      <text:p text:style-name="P8">MLD</text:p>
      <text:p text:style-name="P7"/>
      <text:p text:style-name="P9">%%mocodo</text:p>
      <text:p text:style-name="P9">:</text:p>
      <text:p text:style-name="P9">Status: id, nom</text:p>
      <text:p text:style-name="P9">:::</text:p>
      <text:p text:style-name="P9"/>
      <text:p text:style-name="P9"/>
      <text:p text:style-name="P9">:</text:p>
      <text:p text:style-name="P9">Projects_Plugins: #id-&gt;Projects-&gt;id, _#id.1-&gt;Plugins-&gt;id</text:p>
      <text:p text:style-name="P9">:</text:p>
      <text:p text:style-name="P9">Projects: id, project_name, version, hebergeur, comments, #id.1-&gt;CMS_Languages-&gt;id, #id.2-&gt;Status-&gt;id</text:p>
      <text:p text:style-name="P9">:</text:p>
      <text:p text:style-name="P9"/>
      <text:p text:style-name="P9"/>
      <text:p text:style-name="P9">:</text:p>
      <text:p text:style-name="P9">Plugins: id, nom</text:p>
      <text:p text:style-name="P9">:</text:p>
      <text:p text:style-name="P9">CMS_Languages: id, nom</text:p>
      <text:p text:style-name="P9">:</text:p>
      <text:p text:style-name="P9"/>
      <text:p text:style-name="P9"/>
      <text:p text:style-name="P9">:::</text:p>
      <text:p text:style-name="P9">Users: id, pseudo, email, motdepasse</text:p>
      <text:p text:style-name="P9">:</text:p>
      <text:p text:style-name="P7"/>
      <text:p text:style-name="P3">EXPLICATIONS</text:p>
      <text:p text:style-name="P7"/>
      <text:p text:style-name="P7"><text:bookmark text:name="mld"/>Status ( id, nom ) </text:p>
      <text:section text:style-name="Sect1" text:name="Section1">
        <text:list xml:id="list1092920948010633235" text:style-name="L7">
          <text:list-item>
            <text:p text:style-name="P28">Le champ <text:span text:style-name="T1">id</text:span> constitue la clef primaire de la table. C'était déjà un identifiant de l'entité <text:span text:style-name="T1">Status</text:span>. </text:p>
          </text:list-item>
          <text:list-item>
            <text:p text:style-name="P16">Le champ <text:span text:style-name="T1">nom</text:span> était déjà un simple attribut de l'entité <text:span text:style-name="T1">Status</text:span>. </text:p>
          </text:list-item>
        </text:list>
        <text:p text:style-name="Text_20_body">Projects_Plugins ( #id, #id.1 ) </text:p>
        <text:list xml:id="list5710829271040305326" text:style-name="L8">
          <text:list-item>
            <text:p text:style-name="P17"><text:soft-page-break/>Les champs <text:span text:style-name="T1">#id</text:span> et <text:span text:style-name="T1">#id.1</text:span> constituent la clef primaire de la table. C'était déjà des identifiants de l'entité <text:span text:style-name="T1">Projects_Plugins</text:span>. </text:p>
          </text:list-item>
        </text:list>
        <text:p text:style-name="Text_20_body">Projects ( id, project_name, version, hebergeur, comments, #id.1, #id.2 ) </text:p>
        <text:list xml:id="list5788688221611764764" text:style-name="L9">
          <text:list-item>
            <text:p text:style-name="P29">Le champ <text:span text:style-name="T1">id</text:span> constitue la clef primaire de la table. C'était déjà un identifiant de l'entité <text:span text:style-name="T1">Projects</text:span>. </text:p>
          </text:list-item>
          <text:list-item>
            <text:p text:style-name="P18">Les champs <text:span text:style-name="T1">project_name</text:span>, <text:span text:style-name="T1">version</text:span>, <text:span text:style-name="T1">hebergeur</text:span>, <text:span text:style-name="T1">comments</text:span>, <text:span text:style-name="T1">#id.1</text:span> et <text:span text:style-name="T1">#id.2</text:span> étaient déjà de simples attributs de l'entité <text:span text:style-name="T1">Projects</text:span>. </text:p>
          </text:list-item>
        </text:list>
        <text:p text:style-name="Text_20_body">Plugins ( id, nom ) </text:p>
        <text:list xml:id="list3893154373883931851" text:style-name="L10">
          <text:list-item>
            <text:p text:style-name="P30">Le champ <text:span text:style-name="T1">id</text:span> constitue la clef primaire de la table. C'était déjà un identifiant de l'entité <text:span text:style-name="T1">Plugins</text:span>. </text:p>
          </text:list-item>
          <text:list-item>
            <text:p text:style-name="P19">Le champ <text:span text:style-name="T1">nom</text:span> était déjà un simple attribut de l'entité <text:span text:style-name="T1">Plugins</text:span>. </text:p>
          </text:list-item>
        </text:list>
        <text:p text:style-name="Text_20_body">CMS_Languages ( id, nom ) </text:p>
        <text:list xml:id="list3136615694143758346" text:style-name="L11">
          <text:list-item>
            <text:p text:style-name="P31">Le champ <text:span text:style-name="T1">id</text:span> constitue la clef primaire de la table. C'était déjà un identifiant de l'entité <text:span text:style-name="T1">CMS_Languages</text:span>. </text:p>
          </text:list-item>
          <text:list-item>
            <text:p text:style-name="P20">Le champ <text:span text:style-name="T1">nom</text:span> était déjà un simple attribut de l'entité <text:span text:style-name="T1">CMS_Languages</text:span>. </text:p>
          </text:list-item>
        </text:list>
        <text:p text:style-name="Text_20_body">Users ( id, pseudo, email, motdepasse ) </text:p>
        <text:list xml:id="list467919322810169739" text:style-name="L12">
          <text:list-item>
            <text:p text:style-name="P32">Le champ <text:span text:style-name="T1">id</text:span> constitue la clef primaire de la table. C'était déjà un identifiant de l'entité <text:span text:style-name="T1">Users</text:span>. </text:p>
          </text:list-item>
          <text:list-item>
            <text:p text:style-name="P21">Les champs <text:span text:style-name="T1">pseudo</text:span>, <text:span text:style-name="T1">email</text:span> et <text:span text:style-name="T1">motdepasse</text:span> étaient déjà de simples attributs de l'entité <text:span text:style-name="T1">Users</text:span>. </text:p>
          </text:list-item>
        </text:list>
      </text:section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y </meta:initial-creator>
    <meta:creation-date>2017-11-10T10:51:47.481791342</meta:creation-date>
    <dc:date>2017-11-14T16:44:36.788004085</dc:date>
    <dc:creator>Jenny </dc:creator>
    <meta:editing-duration>PT8M15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3" meta:paragraph-count="66" meta:word-count="591" meta:character-count="3574" meta:non-whitespace-character-count="3037"/>
  </office:meta>
</office:document-meta>
</file>